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T3" style:parent-style-name="Absatz-Standardschriftart" style:family="text">
      <style:text-properties fo:font-weight="bold" style:font-weight-asian="bold" fo:font-size="14pt" style:font-size-asian="14pt" style:font-size-complex="14pt" fo:language="de" fo:country="CH"/>
    </style:style>
    <style:style style:name="P4" style:parent-style-name="PreformattedText" style:family="paragraph">
      <style:paragraph-properties fo:text-align="justify"/>
      <style:text-properties fo:font-weight="bold" style:font-weight-asian="bold" fo:font-size="11pt" style:font-size-asian="11pt" style:font-size-complex="11pt" fo:language="de" fo:country="CH"/>
    </style:style>
    <style:style style:name="P5" style:parent-style-name="PreformattedText" style:family="paragraph">
      <style:paragraph-properties fo:text-align="justify"/>
      <style:text-properties fo:font-size="11pt" style:font-size-asian="11pt" style:font-size-complex="11pt" fo:language="de" fo:country="CH"/>
    </style:style>
    <style:style style:name="P6" style:parent-style-name="PreformattedText" style:family="paragraph">
      <style:paragraph-properties fo:text-align="justify"/>
      <style:text-properties fo:font-size="11pt" style:font-size-asian="11pt" style:font-size-complex="11pt" fo:language="de" fo:country="CH"/>
    </style:style>
    <style:style style:name="P7" style:parent-style-name="PreformattedText" style:family="paragraph">
      <style:paragraph-properties fo:text-align="justify"/>
      <style:text-properties fo:font-size="11pt" style:font-size-asian="11pt" style:font-size-complex="11pt" fo:language="de" fo:country="CH"/>
    </style:style>
    <style:style style:name="P8" style:parent-style-name="PreformattedText" style:family="paragraph">
      <style:paragraph-properties fo:text-align="justify"/>
      <style:text-properties fo:font-size="11pt" style:font-size-asian="11pt" style:font-size-complex="11pt" fo:language="de" fo:country="CH"/>
    </style:style>
    <style:style style:name="P9" style:parent-style-name="PreformattedText" style:family="paragraph">
      <style:paragraph-properties fo:text-align="justify"/>
      <style:text-properties fo:font-size="11pt" style:font-size-asian="11pt" style:font-size-complex="11pt" fo:language="de" fo:country="CH"/>
    </style:style>
    <style:style style:name="P10" style:parent-style-name="PreformattedText" style:family="paragraph">
      <style:paragraph-properties fo:text-align="justify"/>
      <style:text-properties fo:font-size="11pt" style:font-size-asian="11pt" style:font-size-complex="11pt" fo:language="de" fo:country="CH"/>
    </style:style>
    <style:style style:name="P11" style:parent-style-name="PreformattedText" style:family="paragraph">
      <style:paragraph-properties fo:text-align="justify"/>
      <style:text-properties fo:font-size="11pt" style:font-size-asian="11pt" style:font-size-complex="11pt" fo:language="de" fo:country="CH"/>
    </style:style>
    <style:style style:name="P12" style:parent-style-name="PreformattedText" style:family="paragraph">
      <style:paragraph-properties fo:text-align="justify"/>
      <style:text-properties fo:font-size="11pt" style:font-size-asian="11pt" style:font-size-complex="11pt" fo:language="de" fo:country="CH"/>
    </style:style>
    <style:style style:name="P13" style:parent-style-name="PreformattedText" style:family="paragraph">
      <style:paragraph-properties fo:text-align="justify"/>
      <style:text-properties fo:font-weight="bold" style:font-weight-asian="bold" fo:font-size="11pt" style:font-size-asian="11pt" style:font-size-complex="11pt" fo:language="de" fo:country="CH"/>
    </style:style>
    <style:style style:name="P14" style:parent-style-name="PreformattedText" style:family="paragraph">
      <style:paragraph-properties fo:text-align="justify"/>
      <style:text-properties fo:font-size="11pt" style:font-size-asian="11pt" style:font-size-complex="11pt" fo:language="de" fo:country="CH"/>
    </style:style>
    <style:style style:name="P15" style:parent-style-name="PreformattedText" style:family="paragraph">
      <style:paragraph-properties fo:text-align="justify"/>
      <style:text-properties fo:font-size="11pt" style:font-size-asian="11pt" style:font-size-complex="11pt" fo:language="de" fo:country="CH"/>
    </style:style>
    <style:style style:name="P16" style:parent-style-name="PreformattedText" style:family="paragraph">
      <style:paragraph-properties fo:text-align="justify"/>
      <style:text-properties fo:font-weight="bold" style:font-weight-asian="bold" fo:font-size="11pt" style:font-size-asian="11pt" style:font-size-complex="11pt" fo:language="de" fo:country="CH"/>
    </style:style>
    <style:style style:name="P17" style:parent-style-name="PreformattedText" style:family="paragraph">
      <style:paragraph-properties fo:text-align="justify"/>
      <style:text-properties fo:font-size="11pt" style:font-size-asian="11pt" style:font-size-complex="11pt" fo:language="de" fo:country="CH"/>
    </style:style>
    <style:style style:name="P18" style:parent-style-name="PreformattedText" style:family="paragraph">
      <style:paragraph-properties fo:text-align="justify"/>
      <style:text-properties fo:font-size="11pt" style:font-size-asian="11pt" style:font-size-complex="11pt" fo:language="de" fo:country="CH"/>
    </style:style>
    <style:style style:name="P19" style:parent-style-name="PreformattedText" style:family="paragraph">
      <style:paragraph-properties fo:text-align="justify"/>
      <style:text-properties fo:font-weight="bold" style:font-weight-asian="bold" fo:font-size="11pt" style:font-size-asian="11pt" style:font-size-complex="11pt" fo:language="de" fo:country="CH"/>
    </style:style>
    <style:style style:name="P20" style:parent-style-name="PreformattedText" style:family="paragraph">
      <style:paragraph-properties fo:text-align="justify"/>
      <style:text-properties fo:font-size="11pt" style:font-size-asian="11pt" style:font-size-complex="11pt" fo:language="de" fo:country="CH"/>
    </style:style>
    <style:style style:name="P21" style:parent-style-name="PreformattedText" style:family="paragraph">
      <style:paragraph-properties fo:text-align="justify"/>
      <style:text-properties fo:font-size="11pt" style:font-size-asian="11pt" style:font-size-complex="11pt" fo:language="de" fo:country="CH"/>
    </style:style>
    <style:style style:name="P22" style:parent-style-name="PreformattedText" style:family="paragraph">
      <style:paragraph-properties fo:text-align="justify"/>
      <style:text-properties fo:font-size="11pt" style:font-size-asian="11pt" style:font-size-complex="11pt" fo:language="de" fo:country="CH"/>
    </style:style>
    <style:style style:name="P23" style:parent-style-name="PreformattedText" style:family="paragraph">
      <style:paragraph-properties fo:text-align="justify"/>
      <style:text-properties fo:font-size="11pt" style:font-size-asian="11pt" style:font-size-complex="11pt" fo:language="de" fo:country="CH"/>
    </style:style>
    <style:style style:name="P24" style:parent-style-name="PreformattedText" style:family="paragraph">
      <style:paragraph-properties fo:text-align="justify"/>
      <style:text-properties fo:font-size="11pt" style:font-size-asian="11pt" style:font-size-complex="11pt" fo:language="de" fo:country="CH"/>
    </style:style>
    <style:style style:name="P25" style:parent-style-name="PreformattedText" style:family="paragraph">
      <style:paragraph-properties fo:text-align="justify"/>
      <style:text-properties fo:font-size="11pt" style:font-size-asian="11pt" style:font-size-complex="11pt" fo:language="de" fo:country="CH"/>
    </style:style>
    <style:style style:name="P26" style:parent-style-name="PreformattedText" style:family="paragraph">
      <style:paragraph-properties fo:text-align="justify"/>
      <style:text-properties fo:font-weight="bold" style:font-weight-asian="bold" fo:font-size="11pt" style:font-size-asian="11pt" style:font-size-complex="11pt" fo:language="de" fo:country="CH"/>
    </style:style>
    <style:style style:name="P27" style:parent-style-name="PreformattedText" style:family="paragraph">
      <style:paragraph-properties fo:text-align="justify"/>
    </style:style>
    <style:style style:name="T28" style:parent-style-name="Absatz-Standardschriftart" style:family="text">
      <style:text-properties fo:font-size="11pt" style:font-size-asian="11pt" style:font-size-complex="11pt" fo:language="de" fo:country="CH"/>
    </style:style>
    <style:style style:name="T29" style:parent-style-name="Hyperlink" style:family="text">
      <style:text-properties fo:font-size="11pt" style:font-size-asian="11pt" style:font-size-complex="11pt"/>
    </style:style>
    <style:style style:name="T30" style:parent-style-name="Absatz-Standardschriftart" style:family="text">
      <style:text-properties fo:font-size="11pt" style:font-size-asian="11pt" style:font-size-complex="11pt" fo:language="de" fo:country="CH"/>
    </style:style>
    <style:style style:name="P31" style:parent-style-name="PreformattedText" style:family="paragraph">
      <style:paragraph-properties fo:text-align="justify"/>
    </style:style>
    <style:style style:name="T32" style:parent-style-name="Absatz-Standardschriftart" style:family="text">
      <style:text-properties fo:font-size="11pt" style:font-size-asian="11pt" style:font-size-complex="11pt" fo:language="de" fo:country="CH"/>
    </style:style>
    <style:style style:name="T33" style:parent-style-name="Hyperlink" style:family="text">
      <style:text-properties fo:font-size="11pt" style:font-size-asian="11pt" style:font-size-complex="11pt" fo:language="de" fo:country="CH"/>
    </style:style>
    <style:style style:name="T34" style:parent-style-name="Absatz-Standardschriftart" style:family="text">
      <style:text-properties fo:font-size="11pt" style:font-size-asian="11pt" style:font-size-complex="11pt" fo:language="de" fo:country="CH"/>
    </style:style>
  </office:automatic-styles>
  <office:body>
    <office:text text:use-soft-page-breaks="true">
      <text:p text:style-name="P1"><text:span text:style-name="T2">6._</text:span><text:span text:style-name="T3">Kommunikation mit Raspberry Pi</text:span></text:p>
      <text:p text:style-name="P4">6.1_Einleitung</text:p>
      <text:p text:style-name="P5">Nach<text:s/>dem<text:s/>portieren<text:s/>des Programms<text:s/>auf den Raspberry Pi ist uns aufgefallen, dass<text:s/>der<text:s/>Verfolgungsalgorithmus<text:s/>nur mit zwei Bildern pro Sekunde lief.<text:s/>Dies musste schnell gelöst werden, denn so konnte<text:s/>keine Echtzeit-Objekt-Verfolgung erreicht werden.<text:s/>Die einzige<text:s/>Lösung schien, das Berechnen einem anderen Computer zu überlassen. So entstand die Idee einer Datenübertragung<text:s/>über das Netzwerk<text:s/>oder Bluetooth.<text:s/>Vorteile von Bluetooth wären, dass eine Verbindung ohne Netzwerk und ohne Kabel erfolgen könnte. Doch die Reichweite ist sehr begrenzt.<text:s/>Ein Vorteil von einem Netzwerk wäre eine grössere Reichweite und schnellere Übertragung.<text:s/>Wir entschieden uns schlussendlich für das Netzwerk, denn Gianluca hatte schon Erfahrung damit.<text:s/>Wir konnten<text:s/>durch diese Massnahme<text:s/>die Bilder pro Sekunde auf über elf erhöhen.</text:p>
      <text:p text:style-name="P6"/>
      <text:p text:style-name="P7">Der Raspberry Pi ist<text:s/>mit dieser Lösung<text:s/>für das Steuern der Motoren<text:s/>und für die Übertragung des Bildes verantwortlich. Ein beliebiger anderer<text:s/>Computer<text:s/>empfängt<text:s/>das Bild, berechnet<text:s/>durch den Verfolgungsalgorithmus<text:s/>Werte, die als Bewegungsinstruktionen für die Motoren zurückgeschickt wird.</text:p>
      <text:p text:style-name="P8"/>
      <text:p text:style-name="P9">Da wir in den meisten Netzwerken nicht<text:s/>über den<text:s/>Zugriff auf den Router/Switch<text:s/>verfügen, können wir den Computern keine statische IP zuweisen.<text:s/>Gekoppelt mit dem Fakt, dass der Raspberry an keinem Bildschirm angeschlossen ist, kreiert dies eine Herausforderung, die IP des Raspberry Pis herauszufinden.<text:s/>Hier kommt das Konzept von mDNS ins Spiel.</text:p>
      <text:p text:style-name="P10"/>
      <text:p text:style-name="P11">Das Programm basiert auf einem «Call-Response» Schema. Dies soll heissen, dass der einte Partner<text:s/>Daten<text:s/>schickt,<text:s/>während der andere wartet, bis alles angekommen ist. Danach sendet<text:s/>der<text:s/>vorherige<text:s/>Empfänger<text:s/>Daten<text:s/>an den vorherigen Sender<text:s/>und<text:s/>wartet wiederum, bis alles angekommen ist.<text:s/>Diese Abfolge wiederholt sich, bis<text:s/>einer der Partner die Verbindung abbricht.</text:p>
      <text:p text:style-name="P12"/>
      <text:p text:style-name="P13">6.2_TCP/IP</text:p>
      <text:p text:style-name="P14">TCP/IP<text:s/>ist eine<text:s/>Protokoll-Familie, welche genutzt wird, um mit anderen Computern<text:s/>über ein Netzwerk<text:s/>zu kommunizieren.<text:s/><text:s/>Das<text:s/>TCP<text:s/>(Transmission Control Protocol)<text:s/>nimmt Daten von Anwendungen an und teilt sie in Pakete auf. Diese übergibt sie dann dem<text:s/>IP (Internet<text:s/>Protocol).<text:s/>Dieses Protokoll sorgt dafür, dass die Pakete von TCP adressiert und<text:s/>über das<text:s/>Netzwerk<text:s/>gesendet werden.</text:p>
      <text:p text:style-name="P15"/>
      <text:p text:style-name="P16">6.3<text:s/>mDNS<text:s/></text:p>
      <text:p text:style-name="P17">Das Konzept des mDNS<text:s/>(Multicast DNS)<text:s/>löst Hostnamen zu IP Adressen auf und folgt dem herkömmlichen<text:s/>Prinzip des<text:s/>DNS.<text:s/>Dies<text:s/>hat<text:s/>jedoch<text:s/>einen Haken, denn es muss ein DNS Server im Netzwerk<text:s/>aufgesetzt sein.<text:s/>Dies ist jedoch nicht oft der Fall.<text:s/>Genau<text:s/>hier<text:s/>setzt mDNS an.<text:s/>Durch<text:s/>mDNS präsentiert<text:s/>sich der Computer im Netzwerk<text:s/>und<text:s/>sendet seine IP Adresse, wenn ein Computer<text:s/>seinen<text:s/>Namen «ruft».<text:s/></text:p>
      <text:p text:style-name="P18"/>
      <text:p text:style-name="P19">6.4_Probleme</text:p>
      <text:p text:style-name="P20">In einem kleinen Netzwerk wie Zuhause, funktionierte alles wie gewünscht. Der mDNS Service funktionierte einwandfrei. Doch in einem grossen, komplexen Netzwerk<text:s/>wie<text:s/>in der Schule,<text:s/>funktionierte nichts.<text:s/>Zahlreiche Verbindungsversuche sind fehlgeschlagen.<text:s/>Wir reduzierten es so weit wir konnten, doch wir konnten die Computer von einander nicht einmal anpingen.<text:s/>Wir waren im selben Wlan (WLAN-STUDENT), im selben Subnetz<text:s/>und haben das pingen der Computer zugelassen (Dies ist standartmässig deaktiviert).<text:s/>Unsere Vermutungen sind, entweder<text:s/>wird diese Kommunikation<text:s/>untereinander<text:s/>explizit unterbunden, oder etwas<text:s/>funktionierte<text:s/>mit dem IP-Routing nicht richtig.</text:p>
      <text:p text:style-name="P21">Das Kontroverse an diesem Problem ist, dass der mDNS Service Avahi andere IPhones und Macs im Netzwerk identifizierte und die IP Adressen auflöste, doch der Raspberry Pi hatte er nicht gefunden.<text:s/>Komisch daran ist, dass diese<text:s/>Geräte<text:s/>Personen gehörten, die nicht einmal in der Nähe des Accesspoints waren.</text:p>
      <text:p text:style-name="P22">Als letzte Hoffnung nutzen wir Ethernet Kabel und steckten sie in einen Switch der Schule. Tatsächlich, es<text:s/>klappte einwandfrei.<text:s/></text:p>
      <text:p text:style-name="P23"/>
      <text:p text:style-name="P24">Wir überdachten unsere Entscheidung nochmals und kamen zum Schluss, dass wir eine direkte Verbindung durch Kabel zwischen den beiden Computern herstellen.<text:s/>Anfänglich haben wir uns dagegen entschieden, da<text:s/><text:soft-page-break/>ein Kabel die Mobilität einschränkt.<text:s/>Doch schlussendlich macht es Sinn, denn ein Kabel<text:s/>ist nicht auf einen guten Empfang<text:s/>und auf kein Wlan angewiesen.<text:s/>Zudem ist diese Lösung der Übertragung auch wesentlich schneller.<text:s/>Es sind immer noch beide Optionen<text:s/>(Kabel oder Wlan)<text:s/>im Programm implementiert, der Nutzer kann selbst entscheiden<text:s/>wie das Netzwerk aufgebaut ist.</text:p>
      <text:p text:style-name="P25"/>
      <text:p text:style-name="P26">6.5_Quellen</text:p>
      <text:p text:style-name="P27"><text:span text:style-name="T28">TCP/IP (</text:span><text:a xlink:href="https://www.elektronik-kompendium.de/sites/net/0606251.htm" office:target-frame-name="_top" xlink:show="replace"><text:span text:style-name="T29">https://www.elektronik-kompendium.de/sites/net/0606251.htm</text:span></text:a><text:span text:style-name="T30">)</text:span></text:p>
      <text:p text:style-name="P31"><text:span text:style-name="T32">mDNS (</text:span><text:a xlink:href="https://en.wikipedia.org/wiki/Multicast_DNS" office:target-frame-name="_top" xlink:show="replace"><text:span text:style-name="T33">https://en.wikipedia.org/wiki/Multicast_DNS</text:span></text:a><text:span text:style-name="T3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8T13:37:00Z</dc:date>
    <meta:template xlink:href="Normal.dotm" xlink:type="simple"/>
    <meta:editing-cycles>719</meta:editing-cycles>
    <meta:editing-duration>PT0S</meta:editing-duration>
    <meta:document-statistic meta:page-count="2" meta:paragraph-count="9" meta:word-count="625" meta:character-count="4558" meta:row-count="32" meta:non-whitespace-character-count="3942"/>
  </office:meta>
</office:document-meta>
</file>